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zxx" fo:country="none" officeooo:rsid="000f6157" officeooo:paragraph-rsid="000f6157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'ta oyun oynamak için öncelikle Steam'i indirmek gerekiyor. Steam'de hesap oluşturup giriş yaptıktan sonra Setting kısmında Compatibility isimle sekmedeki kaymalı düğmeyi açmak suretiyle Proton'u aktif etmek gerekiyor. Protun'u aktif ettikten sonra <text:s/>Steam'deki oyunların çoğu oynanabilir hale geliyor. Hangi oyunların oynanabileceğine ve nasıl ve ne kalitede oynanabileceğine protondb web sitesinden bakılabiliyor.</text:p>
      <text:p text:style-name="P1">Steam'de olmayan oyunlar için Lutris'i apt ile indirmek gerekiyor. Ama Lutris'in çalışması için 32 bit mimarisini aşağıdaki kodları sırasıyla terminale girerek eklemek ve sonrasında ise paketleri güncellemek gerekiyor.</text:p>
      <text:p text:style-name="P1">sudo dpkg –add-architecture i386</text:p>
      <text:p text:style-name="P1">sudo apt update</text:p>
      <text:p text:style-name="P1">Bu işlemi yaptıktan sonra lutris arayüzü üzerinden tıklamalar yaparak oyunlar indirilebiliy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1:22.214381908</meta:creation-date>
    <dc:date>2025-03-27T21:18:09.711900546</dc:date>
    <meta:editing-duration>PT6M54S</meta:editing-duration>
    <meta:editing-cycles>1</meta:editing-cycles>
    <meta:document-statistic meta:table-count="0" meta:image-count="0" meta:object-count="0" meta:page-count="1" meta:paragraph-count="5" meta:word-count="96" meta:character-count="778" meta:non-whitespace-character-count="686"/>
    <meta:generator>LibreOffice/7.4.7.2$Linux_X86_64 LibreOffice_project/40$Build-2</meta:generator>
  </office:meta>
</office:document-meta>
</file>